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9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23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1pt" style:font-size-asian="11pt" style:font-size-complex="11pt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2" table:default-cell-style-name="ce1"/>
        <table:table-column table:style-name="co2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Gestione Lingu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FICATO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EVE DESCRIZIONE</text:p>
          </table:table-cell>
          <table:table-cell office:value-type="string" calcext:value-type="string">
            <text:p>Un utente loggato può cambiare la preferenza riguardo la scelta della lingua 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ORI PRIMARI</text:p>
          </table:table-cell>
          <table:table-cell office:value-type="string" calcext:value-type="string">
            <text:p>Utente logga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ORI SECONDARI</text:p>
          </table:table-cell>
          <table:table-cell office:value-type="string" calcext:value-type="string">
            <text:p>Utente logga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CONDIZIONI</text:p>
          </table:table-cell>
          <table:table-cell office:value-type="string" calcext:value-type="string">
            <text:p>L’utente è loggato nel siste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SSI DEL CASO D’USO</text:p>
          </table:table-cell>
          <table:table-cell office:value-type="string" calcext:value-type="string">
            <text:p>1. L’utente seleziona il box “Visualizza Profilo” oppure il box “Home”. <text:s text:c="2"/>Cdlksm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TCONDIZIONI</text:p>
          </table:table-cell>
          <table:table-cell office:value-type="string" calcext:value-type="string">
            <text:p>L’utente loggato è in grado di modificare la propria preferenza riguardo la scelta della lingu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UENZE DEGLI EVENTI ALTERNATIVE</text:p>
          </table:table-cell>
          <table:table-cell office:value-type="string" calcext:value-type="string">
            <text:p>Nessuna sequenza alternativa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 style:data-style-name="N2" text:time-value="15:47:11.69272515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2T02:37:05.165890851</meta:creation-date>
    <dc:date>2016-12-22T15:47:25.568757264</dc:date>
    <meta:editing-duration>PT12M30S</meta:editing-duration>
    <meta:editing-cycles>3</meta:editing-cycles>
    <meta:generator>LibreOffice/5.1.4.2$Linux_X86_64 LibreOffice_project/10m0$Build-2</meta:generator>
    <meta:document-statistic meta:table-count="1" meta:cell-count="17" meta:object-count="0"/>
  </office:meta>
</office:document-meta>
</file>